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P5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6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9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0" style:family="paragraph" style:parent-style-name="Standard" style:list-style-name="L6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1" style:family="paragraph" style:parent-style-name="Standard" style:list-style-name="L7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umo Capítulo 8</text:p>
      <text:p text:style-name="P1"><text:s/></text:p>
      <text:p text:style-name="P1"/>
      <text:p text:style-name="P3">Classe Interna Normal </text:p>
      <text:list xml:id="list39279618" text:style-name="L1">
        <text:list-item>
          <text:p text:style-name="P5">Acesso à uma variável de instância de classe externa pode ser acessada internamente</text:p>
        </text:list-item>
      </text:list>
      <text:list xml:id="list39303998" text:style-name="L2">
        <text:list-item>
          <text:p text:style-name="P6">Instância de uma classe interna a partir de um contexto externo "visivel": new inst.new Inter(); ou new NomeClassExt().new Inter()</text:p>
        </text:list-item>
      </text:list>
      <text:list xml:id="list39274897" text:style-name="L3">
        <text:list-item>
          <text:p text:style-name="P7">Tipos de acesso this: classe externa é acessada via NomeClasseExterna.this</text:p>
        </text:list-item>
        <text:list-item>
          <text:p text:style-name="P7">Classes internas normais aceitam modificadores: final, abstract, private, public, protected (como se fosse método)</text:p>
        </text:list-item>
      </text:list>
      <text:p text:style-name="P1"/>
      <text:p text:style-name="P1"/>
      <text:p text:style-name="P1"/>
      <text:p text:style-name="P1"/>
      <text:p text:style-name="P3">Classes Internas de Método</text:p>
      <text:list xml:id="list39295793" text:style-name="L4">
        <text:list-item>
          <text:p text:style-name="P8">Não aceita modificadores como as classes internas normais (somente abstract ou final)</text:p>
        </text:list-item>
        <text:list-item>
          <text:p text:style-name="P8">Não acessa vars locais do metodo (somente se tiver marcador final nas variáveis)</text:p>
        </text:list-item>
        <text:list-item>
          <text:p text:style-name="P8">Somente é visível após a declaração da classe</text:p>
        </text:list-item>
      </text:list>
      <text:p text:style-name="P1"/>
      <text:p text:style-name="P1"/>
      <text:p text:style-name="P1"/>
      <text:p text:style-name="P1"/>
      <text:p text:style-name="P3">Classe Anônima (“herança exclusiva de uma instância”)</text:p>
      <text:list xml:id="list39284350" text:style-name="L5">
        <text:list-item>
          <text:p text:style-name="P9">Após new Classe(), coloca-se entre duas chaves a substituição (overriding) de um método. Funciona como uma subclasse da Classe declarada. Necessário lembrar do ponto-e-vírgula sempre após a chave de fechamento.</text:p>
        </text:list-item>
      </text:list>
      <text:p text:style-name="P1"><text:tab/>Exemplo: </text:p>
      <text:p text:style-name="P1">MeuObjeto mo = new MeuObjeto(){ metodooverride(){ // implementacao alterantiva } }</text:p>
      <text:p text:style-name="P1"/>
      <text:list xml:id="list39349207" text:continue-numbering="true" text:style-name="L5">
        <text:list-item>
          <text:p text:style-name="P9">Um parâmetro de um método é uma Interface. No momento de passar esse parâmetro é feito um "new Interface() { implementacoes de metodos aqui } "</text:p>
        </text:list-item>
      </text:list>
      <text:p text:style-name="P1"><text:tab/>Exemplo: </text:p>
      <text:p text:style-name="P1"><text:tab/>t.teste(<text:span text:style-name="T1">new</text:span> InterfaceTesteAnonima() {</text:p>
      <text:p text:style-name="P1"><text:tab/><text:tab/><text:tab/></text:p>
      <text:p text:style-name="P1"><text:tab/><text:tab/><text:tab/><text:span text:style-name="T1">public</text:span> <text:span text:style-name="T1">void</text:span> testeImplInterf() {</text:p>
      <text:p text:style-name="P1"><text:tab/><text:tab/><text:tab/><text:tab/>System.<text:span text:style-name="T2">out</text:span>.println("teste parte 2");</text:p>
      <text:p text:style-name="P1"><text:tab/><text:tab/><text:tab/>}</text:p>
      <text:p text:style-name="P1"><text:tab/><text:tab/>});<text:tab/></text:p>
      <text:p text:style-name="P1"/>
      <text:p text:style-name="P1">teste é declarado como abaixo:</text:p>
      <text:p text:style-name="P1"><text:span text:style-name="T1"><text:tab/>void</text:span> teste(InterfaceTesteAnonima i){}</text:p>
      <text:p text:style-name="P1"/>
      <text:p text:style-name="P1">e InterfaceTesteAnonima possui o seguinte método: testeImplInterf().</text:p>
      <text:p text:style-name="P1"/>
      <text:p text:style-name="P1"/>
      <text:p text:style-name="P1"/>
      <text:p text:style-name="P1"/>
      <text:p text:style-name="P1"/>
      <text:p text:style-name="P2">Classe Estática</text:p>
      <text:list xml:id="list39297606" text:style-name="L6">
        <text:list-item>
          <text:p text:style-name="P10">Classes estáticas aninhada não tem um relacionamento com a classe externa</text:p>
        </text:list-item>
        <text:list-item>
          <text:p text:style-name="P10">O modificador static não informa que a classe é estática. Não existe classe estática. Na verdade o modificador só indica que a classe é um membro de acesso estático. Com isto, a chamada a “new” muda conforme abaixo.</text:p>
        </text:list-item>
        <text:list-item>
          <text:p text:style-name="P10">A declaração é feita de:</text:p>
        </text:list-item>
      </text:list>
      <text:list xml:id="list39299935" text:style-name="L7">
        <text:list-item>
          <text:p text:style-name="P11">“ClasseExterna.ClasseInterna c = new ClasseExterna.ClasseInterna();” no escopo fora da classe externa</text:p>
        </text:list-item>
        <text:list-item>
          <text:p text:style-name="P11">“ClasseInterna c = new ClasseInterna();” no escopo de dentro da classe extern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0T00:01:56.31</meta:creation-date>
    <dc:date>2013-01-30T19:20:27.65</dc:date>
    <meta:editing-duration>PT00H17M00S</meta:editing-duration>
    <meta:editing-cycles>5</meta:editing-cycles>
    <meta:generator>OpenOffice.org/3.2$Win32 OpenOffice.org_project/320m18$Build-9502</meta:generator>
    <meta:print-date>2013-01-30T00:12:26.01</meta:print-date>
    <meta:document-statistic meta:table-count="0" meta:image-count="0" meta:object-count="0" meta:page-count="1" meta:paragraph-count="32" meta:word-count="298" meta:character-count="1987"/>
  </office:meta>
</office:document-meta>
</file>